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draw:shadow-offset-x="0.203cm" draw:shadow-offset-y="0.203cm"/>
    </style:style>
    <style:style style:name="gr3" style:family="graphic" style:parent-style-name="standard">
      <style:graphic-properties draw:fill-color="#dd4814" draw:textarea-horizontal-align="justify" draw:textarea-vertical-align="middle" draw:auto-grow-height="false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draw:stroke="none" svg:stroke-color="#000000" draw:fill="none" draw:fill-color="#ffffff" fo:min-height="0.258cm"/>
    </style:style>
    <style:style style:name="gr9" style:family="graphic" style:parent-style-name="standard">
      <style:graphic-properties draw:stroke="none" svg:stroke-color="#000000" draw:fill="none" draw:fill-color="#ffffff" fo:min-height="0.385cm"/>
    </style:style>
    <style:style style:name="gr10" style:family="graphic" style:parent-style-name="standard">
      <style:graphic-properties draw:stroke="none" svg:stroke-color="#000000" draw:fill="none" draw:fill-color="#ffffff" fo:min-height="0cm"/>
    </style:style>
    <style:style style:name="gr11" style:family="graphic" style:parent-style-name="standard">
      <style:graphic-properties draw:stroke="none" svg:stroke-color="#000000" draw:fill="none" draw:fill-color="#ffffff" fo:min-height="0.512cm"/>
    </style:style>
    <style:style style:name="gr12" style:family="graphic" style:parent-style-name="standard">
      <style:graphic-properties draw:stroke="none" svg:stroke-color="#000000" draw:fill="none" draw:fill-color="#ffffff" fo:min-height="0.131cm"/>
    </style:style>
    <style:style style:name="gr13" style:family="graphic" style:parent-style-name="objectwithoutfill">
      <style:graphic-properties draw:marker-start="" draw:marker-end="Arrowheads_20_2" draw:marker-end-width="0.3cm" draw:fill="none" draw:textarea-vertical-align="middle"/>
    </style:style>
    <style:style style:name="gr14" style:family="graphic" style:parent-style-name="objectwithoutfill">
      <style:graphic-properties draw:marker-start="" draw:marker-end="Arrowheads_20_3" draw:marker-end-width="0.3cm" draw:fill="none" draw:textarea-vertical-align="middle"/>
    </style:style>
    <style:style style:name="gr15" style:family="graphic" style:parent-style-name="objectwithoutfill">
      <style:graphic-properties draw:marker-end="Arrowheads_20_2" draw:marker-end-width="0.3cm" draw:fill="none" draw:textarea-vertical-align="middle"/>
    </style:style>
    <style:style style:name="gr16" style:family="graphic" style:parent-style-name="objectwithoutfill">
      <style:graphic-properties draw:marker-end="Arrowheads_20_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004cm"/>
    </style:style>
    <style:style style:name="gr18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4.318cm" svg:x="9.382cm" svg:y="1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4.318cm" svg:x="1.127cm" svg:y="1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762cm" svg:height="1.143cm" svg:x="12.303cm" svg:y="4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0.762cm" svg:height="1.143cm" svg:x="2.016cm" svg:y="4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1.016cm" svg:height="1.016cm" svg:x="3.921cm" svg:y="4.3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3.921cm" svg:y="2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10.144cm" svg:y="4.3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10.144cm" svg:y="2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12.176cm" svg:y="2.2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937cm" svg:y1="4.556cm" svg:x2="10.144cm" svg:y2="4.556cm">
          <text:p/>
        </draw:line>
        <draw:line draw:style-name="gr6" draw:text-style-name="P1" draw:layer="layout" svg:x1="10.144cm" svg:y1="5.191cm" svg:x2="4.937cm" svg:y2="5.191cm">
          <text:p/>
        </draw:line>
        <draw:frame draw:style-name="gr7" draw:text-style-name="P3" draw:layer="layout" svg:width="2.54cm" svg:height="0.885cm" svg:x="6.588cm" svg:y="3.925cm">
          <draw:text-box>
            <text:p text:style-name="P3"><text:span text:style-name="T1">POST</text:span></text:p>
          </draw:text-box>
        </draw:frame>
        <draw:frame draw:style-name="gr8" draw:text-style-name="P3" draw:layer="layout" svg:width="3.556cm" svg:height="0.725cm" svg:x="1.635cm" svg:y="1cm">
          <draw:text-box>
            <text:p text:style-name="P3"><text:span text:style-name="T1">Client/Browser</text:span></text:p>
          </draw:text-box>
        </draw:frame>
        <draw:frame draw:style-name="gr9" draw:text-style-name="P3" draw:layer="layout" svg:width="1.905cm" svg:height="0.725cm" svg:x="10.906cm" svg:y="1cm">
          <draw:text-box>
            <text:p text:style-name="P3"><text:span text:style-name="T1">Server</text:span></text:p>
          </draw:text-box>
        </draw:frame>
        <draw:frame draw:style-name="gr10" draw:text-style-name="P3" draw:layer="layout" svg:width="2.54cm" svg:height="0.725cm" svg:x="1.127cm" svg:y="5.318cm">
          <draw:text-box>
            <text:p text:style-name="P3"><text:span text:style-name="T1">DataScript</text:span></text:p>
          </draw:text-box>
        </draw:frame>
        <draw:frame draw:style-name="gr9" draw:text-style-name="P3" draw:layer="layout" svg:width="2.286cm" svg:height="0.725cm" svg:x="3.413cm" svg:y="5.318cm">
          <draw:text-box>
            <text:p text:style-name="P3"><text:span text:style-name="T1">Services</text:span></text:p>
          </draw:text-box>
        </draw:frame>
        <draw:frame draw:style-name="gr8" draw:text-style-name="P3" draw:layer="layout" svg:width="2.032cm" svg:height="0.725cm" svg:x="1.381cm" svg:y="1.672cm">
          <draw:text-box>
            <text:p text:style-name="P3"><text:span text:style-name="T1">UI/draw</text:span></text:p>
          </draw:text-box>
        </draw:frame>
        <draw:frame draw:style-name="gr9" draw:text-style-name="P3" draw:layer="layout" svg:width="2.286cm" svg:height="0.725cm" svg:x="3.413cm" svg:y="1.672cm">
          <draw:text-box>
            <text:p text:style-name="P3"><text:span text:style-name="T1">CLJS AI</text:span></text:p>
          </draw:text-box>
        </draw:frame>
        <draw:frame draw:style-name="gr11" draw:text-style-name="P3" draw:layer="layout" svg:width="2.921cm" svg:height="0.762cm" svg:x="11.541cm" svg:y="5.318cm">
          <draw:text-box>
            <text:p text:style-name="P3"><text:span text:style-name="T1">Datomic</text:span></text:p>
          </draw:text-box>
        </draw:frame>
        <draw:frame draw:style-name="gr12" draw:text-style-name="P3" draw:layer="layout" svg:width="2.413cm" svg:height="0.725cm" svg:x="9.636cm" svg:y="5.318cm">
          <draw:text-box>
            <text:p text:style-name="P3"><text:span text:style-name="T1">Liberator</text:span></text:p>
          </draw:text-box>
        </draw:frame>
        <draw:frame draw:style-name="gr11" draw:text-style-name="P3" draw:layer="layout" svg:width="1.905cm" svg:height="0.762cm" svg:x="9.763cm" svg:y="1.635cm">
          <draw:text-box>
            <text:p text:style-name="P3"><text:span text:style-name="T1">Dealer</text:span></text:p>
          </draw:text-box>
        </draw:frame>
        <draw:frame draw:style-name="gr8" draw:text-style-name="P3" draw:layer="layout" svg:width="1.397cm" svg:height="0.725cm" svg:x="12.176cm" svg:y="1.672cm">
          <draw:text-box>
            <text:p text:style-name="P3"><text:span text:style-name="T1">AI</text:span></text:p>
          </draw:text-box>
        </draw:frame>
        <draw:line draw:style-name="gr13" draw:text-style-name="P1" draw:layer="layout" svg:x1="2.524cm" svg:y1="4.302cm" svg:x2="2.524cm" svg:y2="3.286cm">
          <text:p/>
        </draw:line>
        <draw:line draw:style-name="gr14" draw:text-style-name="P1" draw:layer="layout" svg:x1="2.27cm" svg:y1="3.286cm" svg:x2="2.27cm" svg:y2="4.302cm">
          <text:p/>
        </draw:line>
        <draw:line draw:style-name="gr15" draw:text-style-name="P1" draw:layer="layout" svg:x1="2.778cm" svg:y1="5.064cm" svg:x2="3.921cm" svg:y2="5.064cm">
          <text:p/>
        </draw:line>
        <draw:line draw:style-name="gr16" draw:text-style-name="P1" draw:layer="layout" svg:x1="12.557cm" svg:y1="3.286cm" svg:x2="12.557cm" svg:y2="4.302cm">
          <text:p/>
        </draw:line>
        <draw:line draw:style-name="gr15" draw:text-style-name="P1" draw:layer="layout" svg:x1="2.778cm" svg:y1="4.429cm" svg:x2="4.048cm" svg:y2="3.286cm">
          <text:p/>
        </draw:line>
        <draw:line draw:style-name="gr15" draw:text-style-name="P1" draw:layer="layout" svg:x1="12.303cm" svg:y1="5.064cm" svg:x2="11.16cm" svg:y2="5.064cm">
          <text:p/>
        </draw:line>
        <draw:line draw:style-name="gr16" draw:text-style-name="P1" draw:layer="layout" svg:x1="11.16cm" svg:y1="4.81cm" svg:x2="12.303cm" svg:y2="4.81cm">
          <text:p/>
        </draw:line>
        <draw:line draw:style-name="gr16" draw:text-style-name="P1" draw:layer="layout" svg:x1="3.921cm" svg:y1="3.159cm" svg:x2="2.651cm" svg:y2="4.302cm">
          <text:p/>
        </draw:line>
        <draw:line draw:style-name="gr16" draw:text-style-name="P1" draw:layer="layout" svg:x1="3.922cm" svg:y1="4.66cm" svg:x2="2.779cm" svg:y2="4.66cm">
          <text:p/>
        </draw:line>
        <draw:line draw:style-name="gr16" draw:text-style-name="P1" draw:layer="layout" svg:x1="11.033cm" svg:y1="3.286cm" svg:x2="12.303cm" svg:y2="4.556cm">
          <text:p/>
        </draw:line>
        <draw:line draw:style-name="gr15" draw:text-style-name="P1" draw:layer="layout" svg:x1="12.811cm" svg:y1="4.302cm" svg:x2="12.811cm" svg:y2="3.286cm">
          <text:p/>
        </draw:line>
        <draw:line draw:style-name="gr15" draw:text-style-name="P1" draw:layer="layout" svg:x1="12.43cm" svg:y1="4.302cm" svg:x2="11.16cm" svg:y2="3.032cm">
          <text:p/>
        </draw:line>
        <draw:frame draw:style-name="gr17" draw:text-style-name="P3" draw:layer="layout" svg:width="4.191cm" svg:height="0.725cm" svg:x="5.318cm" svg:y="5.064cm">
          <draw:text-box>
            <text:p text:style-name="P3"><text:span text:style-name="T1">Server-Sent Events</text:span></text:p>
          </draw:text-box>
        </draw:frame>
        <draw:line draw:style-name="gr16" draw:text-style-name="P1" draw:layer="layout" svg:x1="1.889cm" svg:y1="6.969cm" svg:x2="4.429cm" svg:y2="6.969cm">
          <text:p/>
        </draw:line>
        <draw:line draw:style-name="gr18" draw:text-style-name="P1" draw:layer="layout" svg:x1="12.684cm" svg:y1="7.096cm" svg:x2="10.144cm" svg:y2="7.096cm">
          <text:p/>
        </draw:line>
        <draw:frame draw:style-name="gr12" draw:text-style-name="P3" draw:layer="layout" svg:width="2.032cm" svg:height="0.725cm" svg:x="2.143cm" svg:y="6.244cm">
          <draw:text-box>
            <text:p text:style-name="P3"><text:span text:style-name="T1">transact</text:span></text:p>
          </draw:text-box>
        </draw:frame>
        <draw:frame draw:style-name="gr12" draw:text-style-name="P3" draw:layer="layout" svg:width="4.699cm" svg:height="0.725cm" svg:x="9.255cm" svg:y="6.371cm">
          <draw:text-box>
            <text:p text:style-name="P3"><text:span text:style-name="T1">listen/tx-report-queue</text:span></text:p>
          </draw:text-box>
        </draw:frame>
        <draw:custom-shape draw:style-name="gr4" draw:text-style-name="P1" draw:layer="layout" svg:width="1.016cm" svg:height="1.016cm" svg:x="1.889cm" svg:y="2.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2" draw:display-name="Arrowheads 2" svg:viewBox="0 0 3000 3000" svg:d="m1500 0 1500 3000h-3000zm0 447-1176 2353h2353z"/>
    <draw:marker draw:name="Arrowheads_20_3" draw:display-name="Arrowheads 3" svg:viewBox="0 0 3000 3000" svg:d="m1500 0 1500 2789v211h-114l-1286-2392v2392h-200v-2392l-1286 2392h-114v-21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Fex </meta:initial-creator>
    <meta:creation-date>2014-06-11T12:43:43</meta:creation-date>
    <dc:date>2014-06-11T13:21:38</dc:date>
    <dc:creator>MFex </dc:creator>
    <meta:editing-duration>PT21M41S</meta:editing-duration>
    <meta:editing-cycles>2</meta:editing-cycles>
    <meta:generator>LibreOffice/3.5$Linux_x86 LibreOffice_project/350m1$Build-2</meta:generator>
    <meta:document-statistic meta:object-count="40"/>
  </office:meta>
</office:document-meta>
</file>